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TagScript.StaticTagScript( TagFactory tag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TagScript.findDynamicTag( JellyContext context , StaticTag 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icTagScript.run( JellyContext context , XMLOutput outpu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taticTagScript.StaticTag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